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officeooo:paragraph-rsid="00147e16"/>
    </style:style>
    <style:style style:name="P2" style:family="paragraph" style:parent-style-name="Standard">
      <style:paragraph-properties fo:margin-left="0cm" fo:margin-right="0cm" fo:orphans="2" fo:widows="2" fo:text-indent="0cm" style:auto-text-indent="false"/>
      <style:text-properties officeooo:paragraph-rsid="00151cf8"/>
    </style:style>
    <style:style style:name="P3" style:family="paragraph" style:parent-style-name="Standard">
      <style:paragraph-properties fo:margin-left="0cm" fo:margin-right="0cm" fo:orphans="2" fo:widows="2" fo:text-indent="0cm" style:auto-text-indent="false"/>
      <style:text-properties officeooo:paragraph-rsid="0015874c"/>
    </style:style>
    <style:style style:name="P4" style:family="paragraph" style:parent-style-name="Standard">
      <style:paragraph-properties fo:margin-left="0cm" fo:margin-right="0cm" fo:orphans="2" fo:widows="2" fo:text-indent="0cm" style:auto-text-indent="false"/>
      <style:text-properties officeooo:paragraph-rsid="00190e02"/>
    </style:style>
    <style:style style:name="P5" style:family="paragraph" style:parent-style-name="Standard">
      <style:paragraph-properties fo:margin-left="0cm" fo:margin-right="0cm" fo:orphans="2" fo:widows="2" fo:text-indent="0cm" style:auto-text-indent="false"/>
      <style:text-properties officeooo:rsid="0015874c" officeooo:paragraph-rsid="00174ee4"/>
    </style:style>
    <style:style style:name="P6" style:family="paragraph" style:parent-style-name="Standard">
      <style:paragraph-properties fo:margin-left="0cm" fo:margin-right="0cm" fo:orphans="2" fo:widows="2" fo:text-indent="0cm" style:auto-text-indent="false"/>
      <style:text-properties officeooo:rsid="00190e02" officeooo:paragraph-rsid="00190e02"/>
    </style:style>
    <style:style style:name="P7" style:family="paragraph" style:parent-style-name="Standard">
      <style:paragraph-properties fo:margin-left="0cm" fo:margin-right="0cm" fo:orphans="2" fo:widows="2" fo:text-indent="0cm" style:auto-text-indent="false"/>
      <style:text-properties officeooo:rsid="00190e02" officeooo:paragraph-rsid="001caa62"/>
    </style:style>
    <style:style style:name="P8" style:family="paragraph" style:parent-style-name="Standard">
      <style:paragraph-properties fo:margin-left="0cm" fo:margin-right="0cm" fo:orphans="2" fo:widows="2" fo:text-indent="0cm" style:auto-text-indent="false"/>
      <style:text-properties officeooo:rsid="001b5b25" officeooo:paragraph-rsid="001b5b25"/>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147e16"/>
    </style:style>
    <style:style style:name="T3" style:family="text">
      <style:text-properties fo:font-variant="normal" fo:text-transform="none" fo:color="#222222" style:font-name="Arial" fo:font-size="12pt" fo:letter-spacing="normal" fo:font-style="normal" fo:font-weight="normal" officeooo:rsid="00151cf8"/>
    </style:style>
    <style:style style:name="T4" style:family="text">
      <style:text-properties fo:font-variant="normal" fo:text-transform="none" fo:color="#222222" style:font-name="Arial" fo:font-size="12pt" fo:letter-spacing="normal" fo:font-style="normal" fo:font-weight="normal" officeooo:rsid="0017411c"/>
    </style:style>
    <style:style style:name="T5" style:family="text">
      <style:text-properties fo:font-variant="normal" fo:text-transform="none" fo:color="#222222" style:font-name="Arial" fo:font-size="12pt" fo:letter-spacing="normal" fo:font-style="normal" fo:font-weight="normal" officeooo:rsid="00174ee4"/>
    </style:style>
    <style:style style:name="T6" style:family="text">
      <style:text-properties fo:font-variant="normal" fo:text-transform="none" fo:color="#222222" style:font-name="Arial" fo:font-size="12pt" fo:letter-spacing="normal" fo:font-style="normal" fo:font-weight="normal" officeooo:rsid="0019c5fe"/>
    </style:style>
    <style:style style:name="T7" style:family="text">
      <style:text-properties fo:font-variant="normal" fo:text-transform="none" fo:color="#222222" style:font-name="Arial" fo:font-size="12pt" fo:letter-spacing="normal" fo:font-style="normal" fo:font-weight="normal" officeooo:rsid="001abf34"/>
    </style:style>
    <style:style style:name="T8" style:family="text">
      <style:text-properties fo:font-variant="normal" fo:text-transform="none" fo:color="#222222" style:font-name="Arial" fo:font-size="12pt" fo:letter-spacing="normal" fo:font-style="normal" fo:font-weight="normal" officeooo:rsid="001b5b25"/>
    </style:style>
    <style:style style:name="T9" style:family="text">
      <style:text-properties fo:font-variant="normal" fo:text-transform="none" fo:color="#222222" style:font-name="Arial" fo:font-size="12pt" fo:letter-spacing="normal" fo:font-style="normal" fo:font-weight="normal" officeooo:rsid="001caa62"/>
    </style:style>
    <style:style style:name="T10" style:family="text">
      <style:text-properties fo:font-variant="normal" fo:text-transform="none" fo:color="#222222" style:font-name="Arial" fo:font-size="12pt" fo:letter-spacing="normal" fo:font-style="normal" fo:font-weight="normal" officeooo:rsid="001d4b73"/>
    </style:style>
    <style:style style:name="T11" style:family="text">
      <style:text-properties fo:font-variant="normal" fo:text-transform="none" fo:color="#1155cc" style:font-name="Arial" fo:font-size="12pt" fo:letter-spacing="normal" fo:font-style="normal"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MENTS TO AUTHOR:</text:span><text:line-break/><text:line-break/><text:span text:style-name="T1">Reviewer #1: The manuscript: "Forecasting Gamma-Rar Burts using Gravitational Waves" discusses the possibility that current and future GW detectors can be used to predict when sGRBs will be observable. </text:span><text:line-break/><text:span text:style-name="T1">The article is overall nicely written and gives a good introduction to the topic. </text:span><text:line-break/><text:span text:style-name="T1">In particular, the discussion about the interferometer's response function can and will act as a short overview. </text:span><text:line-break/><text:span text:style-name="T1">In fact, I am happy to say that I proposed already to two colleagues to read Sec. III. This clearly stands for the quality of the article! </text:span><text:line-break/><text:line-break/><text:span text:style-name="T1">However, reading the article, I have some comments and hope that additional clarifications can further improve the manuscript. </text:span><text:line-break/><text:line-break/><text:span text:style-name="T1">I. Already in the abstract is stated that the author defines the moment of detection, "when a signal-to-noise ratio of 15 is reached". </text:span><text:line-break/><text:span text:style-name="T1">I think a short discussion how the results change when a different signal-to-noise ratio is assumed, would be good. </text:span><text:line-break/><text:span text:style-name="T1">This effect could be discussed in Sec. IV as an additional point of idealization.</text:span></text:p>
      <text:p text:style-name="P1"><text:span text:style-name="T1"/></text:p>
      <text:p text:style-name="P1"><text:span text:style-name="T1"/></text:p>
      <text:p text:style-name="P2"><text:span text:style-name="T2">Thank you for suggesting this. I have actually thought about including this many times and now that it has been recommended. I inserted a brief discussion in Sec. IV for both SNR =12 which improves things and SNR=20 which reduces the advanced warning times. </text:span><text:span text:style-name="T4">There are many articles in the literature that go as low as SNR=8, but I prefer to err on the side of caution.</text:span><text:line-break/><text:line-break/><text:span text:style-name="T1">II. The author writes in the Introduction:</text:span><text:line-break/><text:span text:style-name="T1">"Around this time, the construction of the first third-generation ground-based interferometer, Einstein Telescope, will begin in Europe [20]." </text:span><text:line-break/><text:span text:style-name="T1">This statement is clearly too optimistic. For the non-expert, this reads as if funding for the Einstein Telescope would already be in safe hands. </text:span><text:line-break/><text:span text:style-name="T1">This is certainly not true and has be described more correctly. </text:span></text:p>
      <text:p text:style-name="P2"><text:span text:style-name="T1"/></text:p>
      <text:p text:style-name="P3"><text:span text:style-name="T3">The referee is certainly correct about this point. I modified the text accordingly and added a footnote explaining a bit more.</text:span><text:line-break/><text:line-break/><text:span text:style-name="T1">Shortly afterwards, the author mentions: </text:span><text:line-break/><text:span text:style-name="T1">"All of these near-future additions to the GW-detector network beg a simple question: can we detect the inspiral of a binary neutron star system early enough to witness a gamma-ray burst as it happens? </text:span><text:line-break/><text:span text:style-name="T1">In other words, can we forecast GRBs using GW detections?"</text:span><text:line-break/><text:line-break/><text:span text:style-name="T1">I think it would be good to also name other main science goals of the 3rd generation of GW detectors, in particular considering that this article serves as an overview and should provide a general introduction to the overall topic. </text:span></text:p>
      <text:p text:style-name="P3"><text:span text:style-name="T1"/></text:p>
      <text:p text:style-name="P5"><text:span text:style-name="T1">This is also a good suggestion. </text:span><text:span text:style-name="T5">I added a brief paragraph and directed the reader to an excellent reference for further reading.</text:span></text:p>
      <text:p text:style-name="P5"><text:span text:style-name="T1"><text:s/></text:span></text:p>
      <text:p text:style-name="P4"><text:span text:style-name="T1">III. My main concern is based on the discussion of Sec. III A, where the author discusses nicely how to evaluate a response function. The author writes:</text:span><text:line-break/><text:soft-page-break/><text:span text:style-name="T1">"Here, instead of working with specific quality factors of the LIGO and the Virgo interferometers, we consider a model network of three IFOs (N = 3), where one is near-optimally oriented/positioned with |Q| = 2σ = 4/5."</text:span><text:line-break/><text:line-break/><text:span text:style-name="T1">I think this is not a good choice. </text:span><text:line-break/><text:span text:style-name="T1">The entire article focuses on how to predict sGRBs with advances LIGO and Virgo and ET. </text:span><text:line-break/><text:span text:style-name="T1">For advanced LIGO and Virgo, we do know the responds function and there is no reason to assume that this will change. </text:span><text:line-break/><text:span text:style-name="T1">Therefore, for a realistic estimate, I would propose that the specific quality factor for the existing detectors are used. </text:span><text:line-break/><text:span text:style-name="T1">Furthermore, if possible, it would also be nice to state how the inclusion of LIGO India or KAGRA would change the overall picture. </text:span><text:line-break/><text:span text:style-name="T1">Considering that this would require a lot of additional work, it would be fine to add a qualitative discussion.</text:span></text:p>
      <text:p text:style-name="P4"><text:span text:style-name="T1"/></text:p>
      <text:p text:style-name="P4"><text:span text:style-name="T1"/></text:p>
      <text:p text:style-name="P7"><text:span text:style-name="T1">Once again, the referee has a point. However, here I am </text:span><text:span text:style-name="T9">reluctant to make changes.</text:span><text:span text:style-name="T1"> I hope that I can justify why. It is certainly true that LIGO’s and Virgo’s quality factors are available, but they </text:span><text:span text:style-name="T6">are</text:span><text:span text:style-name="T1"> only available for the particular event GW170817. </text:span><text:span text:style-name="T6">And even in this case, the Q factors are not known exactly since they are</text:span><text:span text:style-name="T1"> function</text:span><text:span text:style-name="T6">s</text:span><text:span text:style-name="T1"> of </text:span><text:span text:style-name="T6">four angles and the inclination </text:span><text:span text:style-name="T9">(iota) and polarization (psi) angles</text:span><text:span text:style-name="T6"> of the source </text:span><text:span text:style-name="T9">are</text:span><text:span text:style-name="T6"> not known precisely. My goal was to construct a </text:span><text:span text:style-name="T7">three</text:span><text:span text:style-name="T6"> </text:span><text:span text:style-name="T7">L-IFO</text:span><text:span text:style-name="T6"> network that would serve as an adequate proxy to the near future network of Advanced LIGO-Virgo. To ensure that my model network </text:span><text:span text:style-name="T7">operates at a satisfactory sensitivity I first tested it on GW170817 to see if I could reproduce signal-to-noise ratios close to those accumulated by Livingstone, Hanford and Virgo IFOs. </text:span><text:span text:style-name="T8">If I were to use the known Q factors of the event for these three IFOs then I would more or less obtain the exact SNR of the individual detectors. However, </text:span><text:span text:style-name="T9">that sort of defeats the point of trying to construct a model network and those particular Q factors would not apply to</text:span><text:span text:style-name="T8"> future events.</text:span></text:p>
      <text:p text:style-name="P6"><text:span text:style-name="T8"/></text:p>
      <text:p text:style-name="P8"><text:span text:style-name="T1">The most appropriate way to construct the network would be to use the exact positions and relative orientations of the three IFOs then Markov-Monte Carlo </text:span><text:span text:style-name="T10">(MMC)</text:span><text:span text:style-name="T1"> over the four angles with respect to one chosen IFO. Since, each angle is expected to be random, there should be no preferred drift in the 4-dimensional angle parameter space thus the we would find that the reference detector would operate at </text:span><text:span text:style-name="T10">more or less the</text:span><text:span text:style-name="T1"> RMS sensitivity and the other two at somewhat higher and lower sensitivities. </text:span><text:span text:style-name="T10">The RMS-sensitivity detector is the one I label by “m”. The one I label by “h” is one-sigma away from the RMS average which I think <text:s/>is a reasonably well justified choice. My choice for the low sensitivity “l” detector might seem more adhoc, but here the goal is to be significantly lower than the RMS average but be non-zero. And clearly, it is the “h” and “m” detectors that contribute significantly to the total network SNR.</text:span></text:p>
      <text:p text:style-name="P8"><text:span text:style-name="T1"/></text:p>
      <text:p text:style-name="P8"><text:span text:style-name="T1">I deliberately wished to avoid going through </text:span><text:span text:style-name="T10">the MMCpath</text:span><text:span text:style-name="T1"> to not digress further from the goal of the article which mostly focuses on orbital evolution under quadrupole radiation and computation of inspiral times, and not so much on localization.</text:span></text:p>
      <text:p text:style-name="P4"><text:line-break/><text:line-break/><text:span text:style-name="T1">IV. In Sec. IV the author writes:</text:span><text:line-break/><text:span text:style-name="T1">"A rather compact NS with m = 1.4M, R = 11 km, P = 10 ms has χ &lt;0.05 whereas the fastest observed NS spin in a BNS system is &lt; 0.04 [59].", </text:span><text:line-break/><text:line-break/><text:soft-page-break/><text:span text:style-name="T1">It seems possible that PSR J1946+2052 contains the fastest spinning NS in a BNS system, please see Astrophys.J. 854 (2018) no.2, L22. </text:span><text:line-break/><text:span text:style-name="T1">While the error bars are certainly larger than for  PSR J0737-3039A, I think the author should still comment on it. </text:span><text:line-break/><text:line-break/><text:span text:style-name="T1">V. A minor correction: Please when you first use the abbreviation UCD, shortly introduce it.</text:span><text:line-break/><text:line-break/><text:span text:style-name="T1">VI. Can the author comment on how likely it is to have a ET configuration more similar to ET-C than ET-B? </text:span><text:line-break/><text:span text:style-name="T1">The article seems to rely a lot on the ET-C realization, but is this realization more unlikely? </text:span><text:line-break/><text:span text:style-name="T1">Are there additional instrumental requirements to achieve such a high sensitivity at low frequencies?  </text:span><text:line-break/><text:line-break/><text:line-break/><text:span text:style-name="T1">Reviewer #2: This article studies one aspect of "early warning" detection of compact binary mergers with current and next-generation ground-based gravitational wave detectors: the time until merger. Another recent paper by Chan et al. 2018 (</text:span><text:a xlink:type="simple" xlink:href="http://adsabs.harvard.edu/abs/2018PhRvD..97l3014C" office:target-frame-name="_blank" xlink:show="new" text:style-name="Internet_20_link" text:visited-style-name="Visited_20_Internet_20_Link"><text:span text:style-name="T11">http://adsabs.harvard.edu/abs</text:span></text:a><text:span text:style-name="T1">) addresses similar subjects. Chan's work goes further in the sense that it provides the full distribution over all sky positions and binary orientations, whereas this work provides averaged values. Furthermore, Chan's paper investigates the localization accuracy before merger, which is a serious issue given that the localization accuracy improves very slowly compared to the accumulation of SNR, up until the last few seconds before merger.</text:span><text:line-break/><text:line-break/><text:span text:style-name="T1">However, the present work makes three valuable contributions. First, it provides scaling formulae. Second, it studies Advanced LIGO and 3G detectors in one unified framework. Third, it provides results for both BNS and NSBH mergers, which are of different orders of magnitude due to their masses.</text:span><text:line-break/><text:line-break/><text:span text:style-name="T1">I recommend publishing the manuscript with the following minor revisions:</text:span><text:line-break/><text:line-break/><text:span text:style-name="T1">1. Cite Chan et al. 2018 and compare with their predictions for 3G detectors.</text:span><text:line-break/><text:span text:style-name="T1">2. Add predictions for A+ and LIGO Voyager, which will make the article more timely given that funding for A+ has been recently granted in the US.</text:span><text:line-break/><text:span text:style-name="T1">3. For completeness, add predictions for binary black holes. Granted that stellar mass BBH mergers in vacuum are not expected to produce any EM emission, some models were proposed in response to the Fermi GBM transient that was reported in connection with GW150914. Advance warning detections of BBH mergers might enable electromagnetic observations that would help to refute or confirm these proposals.</text:span><text:line-break/><text:span text:style-name="T1">4. Change the title of Section VII from "Binary black hole neutron star systems" to "Black hole neutron star systems."</text:span><text:line-break/><text:span text:style-name="T1">5. Avoid the term "tidal disruption event" since astronomers are using this term to refer to tidal disruptions of main-sequence stars by supermassive black holes.</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0:41:25.553629243</meta:creation-date>
    <meta:generator>LibreOffice/5.1.6.2$Linux_X86_64 LibreOffice_project/10m0$Build-2</meta:generator>
    <dc:date>2018-11-16T13:58:55.685128751</dc:date>
    <meta:editing-duration>PT2H45M52S</meta:editing-duration>
    <meta:editing-cycles>8</meta:editing-cycles>
    <meta:document-statistic meta:table-count="0" meta:image-count="0" meta:object-count="0" meta:page-count="3" meta:paragraph-count="10" meta:word-count="1440" meta:character-count="8670" meta:non-whitespace-character-count="7193"/>
  </office:meta>
</office:document-meta>
</file>